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53c" officeooo:paragraph-rsid="0003553c"/>
    </style:style>
    <style:style style:name="P2" style:family="paragraph" style:parent-style-name="Standard">
      <style:text-properties officeooo:rsid="0003553c" officeooo:paragraph-rsid="000ce129"/>
    </style:style>
    <style:style style:name="P3" style:family="paragraph" style:parent-style-name="Standard">
      <style:text-properties officeooo:rsid="0006f1d8" officeooo:paragraph-rsid="0006f1d8"/>
    </style:style>
    <style:style style:name="P4" style:family="paragraph" style:parent-style-name="Standard">
      <style:text-properties officeooo:rsid="0008187e" officeooo:paragraph-rsid="0008187e"/>
    </style:style>
    <style:style style:name="P5" style:family="paragraph" style:parent-style-name="Standard">
      <style:text-properties officeooo:rsid="000938c4" officeooo:paragraph-rsid="000938c4"/>
    </style:style>
    <style:style style:name="P6" style:family="paragraph" style:parent-style-name="Standard">
      <style:text-properties officeooo:rsid="00094ca4" officeooo:paragraph-rsid="00094ca4"/>
    </style:style>
    <style:style style:name="P7" style:family="paragraph" style:parent-style-name="Standard">
      <style:text-properties officeooo:rsid="000b17c5" officeooo:paragraph-rsid="000b17c5"/>
    </style:style>
    <style:style style:name="P8" style:family="paragraph" style:parent-style-name="Standard">
      <style:text-properties fo:font-weight="bold" officeooo:rsid="0003553c" officeooo:paragraph-rsid="000ce129" style:font-weight-asian="bold" style:font-weight-complex="bold"/>
    </style:style>
    <style:style style:name="P9" style:family="paragraph" style:parent-style-name="Standard">
      <style:text-properties fo:font-weight="bold" officeooo:rsid="0006f1d8" officeooo:paragraph-rsid="0006f1d8" style:font-weight-asian="bold" style:font-weight-complex="bold"/>
    </style:style>
    <style:style style:name="P10" style:family="paragraph" style:parent-style-name="Standard">
      <style:text-properties officeooo:rsid="000e5ae3" officeooo:paragraph-rsid="000e5ae3"/>
    </style:style>
    <style:style style:name="P11" style:family="paragraph" style:parent-style-name="Standard">
      <style:text-properties officeooo:rsid="0006f1d8" officeooo:paragraph-rsid="0006f1d8"/>
    </style:style>
    <style:style style:name="P12" style:family="paragraph" style:parent-style-name="Standard">
      <style:text-properties officeooo:rsid="000f5e22" officeooo:paragraph-rsid="000f5e22"/>
    </style:style>
    <style:style style:name="P13" style:family="paragraph" style:parent-style-name="Standard">
      <style:text-properties officeooo:rsid="000fab2c" officeooo:paragraph-rsid="000fab2c"/>
    </style:style>
    <style:style style:name="P14" style:family="paragraph" style:parent-style-name="Standard">
      <style:text-properties fo:font-weight="bold" officeooo:rsid="000f5e22" officeooo:paragraph-rsid="000f5e22" style:font-weight-asian="bold" style:font-weight-complex="bold"/>
    </style:style>
    <style:style style:name="P15" style:family="paragraph" style:parent-style-name="Standard">
      <style:text-properties fo:font-weight="bold" officeooo:rsid="000fbbd0" officeooo:paragraph-rsid="000fbbd0" style:font-weight-asian="bold" style:font-weight-complex="bold"/>
    </style:style>
    <style:style style:name="P16" style:family="paragraph" style:parent-style-name="Standard">
      <style:text-properties fo:font-weight="normal" officeooo:rsid="000fbbd0" officeooo:paragraph-rsid="000fbbd0" style:font-weight-asian="normal" style:font-weight-complex="normal"/>
    </style:style>
    <style:style style:name="T1" style:family="text">
      <style:text-properties officeooo:rsid="0004cd36"/>
    </style:style>
    <style:style style:name="T2" style:family="text">
      <style:text-properties officeooo:rsid="0006f1d8"/>
    </style:style>
    <style:style style:name="T3" style:family="text">
      <style:text-properties officeooo:rsid="0008187e"/>
    </style:style>
    <style:style style:name="T4" style:family="text">
      <style:text-properties officeooo:rsid="000b17c5"/>
    </style:style>
    <style:style style:name="T5" style:family="text">
      <style:text-properties officeooo:rsid="000c4289"/>
    </style:style>
    <style:style style:name="T6" style:family="text">
      <style:text-properties officeooo:rsid="000e5ae3"/>
    </style:style>
    <style:style style:name="T7" style:family="text">
      <style:text-properties officeooo:rsid="000e6e35"/>
    </style:style>
    <style:style style:name="T8" style:family="text">
      <style:text-properties officeooo:rsid="000fab2c"/>
    </style:style>
    <style:style style:name="T9" style:family="text">
      <style:text-properties officeooo:rsid="000fbbd0"/>
    </style:style>
    <style:style style:name="T10" style:family="text">
      <style:text-properties officeooo:rsid="000fec5c"/>
    </style:style>
    <style:style style:name="T11" style:family="text">
      <style:text-properties officeooo:rsid="0011c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juvigny@gmail.com</text:p>
      <text:p text:style-name="P1"/>
      <text:p text:style-name="P8">2.1)</text:p>
      <text:p text:style-name="P2"/>
      <text:p text:style-name="P2">On constate qu’en moyenne, <text:span text:style-name="T1">le temps de simulation par pas de temps est de 0.10s, avec 80% consacré au calcul et 20% à l’affichage. </text:span><text:span text:style-name="T2">Cela provient de l’efficacité de ma carte graphique (Nvidia Geforce RTX 2060).</text:span></text:p>
      <text:p text:style-name="P1"/>
      <text:p text:style-name="P9">2.2)</text:p>
      <text:p text:style-name="P3"/>
      <text:p text:style-name="P3">Temps calcul simulation <text:span text:style-name="T3">parallele mpi</text:span>: 0.0936434 s </text:p>
      <text:p text:style-name="P3">Temps affichage <text:span text:style-name="T3">parallele</text:span> <text:span text:style-name="T3">mpi</text:span>: 0.0912672 s</text:p>
      <text:p text:style-name="P3"/>
      <text:p text:style-name="P4">Temps de calcul simulation séquentiel : 0.0288338s</text:p>
      <text:p text:style-name="P5">Temps <text:span text:style-name="T4">affichage</text:span> séquentiel : 0.0997003s</text:p>
      <text:p text:style-name="P5">Temps <text:span text:style-name="T4">total séquenti</text:span>e<text:span text:style-name="T5">l</text:span> : 0.12153s</text:p>
      <text:p text:style-name="P7"/>
      <text:p text:style-name="P6">On observe que le programme parallèle synchrone avec MPI obtient un speedup plus petit que 1 <text:span text:style-name="T6">pour le temps de simulation </text:span><text:span text:style-name="T7">pure, </text:span><text:span text:style-name="T6">qui est </text:span>environ égal au temps d’affichage, celui-ci étant presque le même que le temps d’affichage en séquentiel. </text:p>
      <text:p text:style-name="P6"/>
      <text:p text:style-name="P10">Ceci provient du fait que le synchronisme impose à la simulation d’”attendre” le processus d’affichage. Leurs temps sont donc les mêmes à la durée d’un envoi près.</text:p>
      <text:p text:style-name="P6"/>
      <text:p text:style-name="P10">Si on observe le temps d’éxécution total, on obtient un speedup de 1,3 puisque désormais le temps total correspond uniquement au temps d’affichage.</text:p>
      <text:p text:style-name="P3"/>
      <text:p text:style-name="P14">2.3)</text:p>
      <text:p text:style-name="P12"/>
      <text:p text:style-name="P12">Avec l’asynchronisme de l’affichage, on observe en moyenne <text:span text:style-name="T8">4 itérations de la simulation pour 1 affichage. </text:span><text:span text:style-name="T10">Le MPI_Iprobe permet de ne pas générer de deadlock mais </text:span><text:span text:style-name="T11">les envois non-bloquants impliquent</text:span><text:span text:style-name="T10"> aussi que que la simulation n’attend plus l’affichage. On a donc un affichage tous les 4 pas de temps donc moins précis mais nettement plus rapide.</text:span></text:p>
      <text:p text:style-name="P12"/>
      <text:p text:style-name="P13">On obtient un temps de simulation <text:span text:style-name="T9">de 0.025s environ par pas de temps ce qui correspond au temps de calcul de la simulation en séquentiel. La simulation n’est donc plus limitée par l’affichage grâce à l’asynchronisme.</text:span></text:p>
      <text:p text:style-name="P3"/>
      <text:p text:style-name="P15">2.4)</text:p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0:33:58.276216801</meta:creation-date>
    <dc:date>2021-12-30T23:31:29.844652491</dc:date>
    <meta:editing-duration>PT14H2M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53" meta:character-count="1571" meta:non-whitespace-character-count="1332"/>
  </office:meta>
</office:document-meta>
</file>